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04cm" fo:margin-left="-1.383cm" table:align="left" style:writing-mode="lr-tb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2.099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1.393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1.543cm"/>
    </style:style>
    <style:style style:name="Таблица1.J" style:family="table-column">
      <style:table-column-properties style:column-width="1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5" style:family="paragraph" style:parent-style-name="Standard">
      <style:text-properties officeooo:paragraph-rsid="00093002"/>
    </style:style>
    <style:style style:name="P16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0b1346" fo:background-color="#ffff00" loext:char-shading-value="0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орядок загрузки отработавших ТВС в ТУК усл. № <text:span text:style-name="T6">__</text:span></text:p>
      <text:p text:style-name="P12"><draw:frame draw:style-name="fr1" draw:name="Врезка2" text:anchor-type="char" svg:x="16.178cm" svg:y="0.083cm" svg:width="11.201cm" svg:height="1.199cm" draw:z-index="0"><draw:text-box><text:p text:style-name="P1">Картограмма загрузки ТУК условный № <text:span text:style-name="T6">__</text:span></text:p><text:p text:style-name="P13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5">№</text:p>
            <text:p text:style-name="P14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3">Тип и номер ТВС</text:p>
          </table:table-cell>
          <table:table-cell table:style-name="Таблица1.A1" table:number-rows-spanned="2" office:value-type="string">
            <text:p text:style-name="P3">Тип и номер ПС СУЗ</text:p>
          </table:table-cell>
          <table:table-cell table:style-name="Таблица1.A1" office:value-type="string">
            <text:p text:style-name="P3">Извлеч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извлече-</text:span></text:p>
            <text:p text:style-name="P6">нии ТВС, кгс</text:p>
          </table:table-cell>
          <table:table-cell table:style-name="Таблица1.A1" table:number-rows-spanned="2" office:value-type="string">
            <text:p text:style-name="P3">Резуль-</text:p>
            <text:p text:style-name="P3">тат</text:p>
            <text:p text:style-name="P3">осмо-</text:p>
            <text:p text:style-name="P3">тра</text:p>
          </table:table-cell>
          <table:table-cell table:style-name="Таблица1.A1" office:value-type="string">
            <text:p text:style-name="P3">Уста-</text:p>
            <text:p text:style-name="P3">новит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3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</text:p>
            <text:p text:style-name="P3">ячейки </text:p>
            <text:p text:style-name="P3">ТУК</text:p>
          </table:table-cell>
          <table:covered-table-cell table:style-name="Таблица1.A1"/>
          <table:table-cell table:style-name="Таблица1.A1" office:value-type="string">
            <text:p text:style-name="P3">Дата</text:p>
          </table:table-cell>
          <table:table-cell table:style-name="Таблица1.A1" office:value-type="string">
            <text:p text:style-name="P3">Подпись</text:p>
          </table:table-cell>
        </table:table-row>
        <table:table-row table:style-name="Таблица1.3">
          <table:table-cell table:style-name="Таблица1.A3" office:value-type="string">
            <text:p text:style-name="P3">1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0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10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2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3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4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5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6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7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8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9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10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11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  <table:table-row table:style-name="Таблица1.3">
          <table:table-cell table:style-name="Таблица1.A3" office:value-type="string">
            <text:p text:style-name="P3">12</text:p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</table:table>
      <text:p text:style-name="P16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0:16:55.230000000</meta:creation-date>
    <dc:date>2025-11-18T15:08:31.792000000</dc:date>
    <meta:editing-duration>PT27M46S</meta:editing-duration>
    <meta:editing-cycles>3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36" meta:word-count="75" meta:character-count="335" meta:non-whitespace-character-count="295"/>
  </office:meta>
</office:document-meta>
</file>